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391dc" officeooo:paragraph-rsid="001391dc"/>
    </style:style>
    <style:style style:name="P2" style:family="paragraph" style:parent-style-name="Standard">
      <style:text-properties officeooo:rsid="0011d28a" officeooo:paragraph-rsid="0011d28a"/>
    </style:style>
    <style:style style:name="P3" style:family="paragraph" style:parent-style-name="Standard">
      <style:text-properties officeooo:rsid="001ab689" officeooo:paragraph-rsid="001ab689"/>
    </style:style>
    <style:style style:name="P4" style:family="paragraph" style:parent-style-name="Standard">
      <style:text-properties officeooo:rsid="00164aab" officeooo:paragraph-rsid="00164aab"/>
    </style:style>
    <style:style style:name="P5" style:family="paragraph" style:parent-style-name="Standard">
      <style:text-properties officeooo:rsid="001391dc" officeooo:paragraph-rsid="00164aab"/>
    </style:style>
    <style:style style:name="P6" style:family="paragraph" style:parent-style-name="Standard">
      <style:text-properties officeooo:rsid="00167a7b" officeooo:paragraph-rsid="00167a7b"/>
    </style:style>
    <style:style style:name="P7" style:family="paragraph" style:parent-style-name="Standard">
      <style:text-properties officeooo:rsid="00192bf2" officeooo:paragraph-rsid="00192bf2"/>
    </style:style>
    <style:style style:name="P8" style:family="paragraph" style:parent-style-name="Standard">
      <style:text-properties officeooo:rsid="001a7012" officeooo:paragraph-rsid="001a7012"/>
    </style:style>
    <style:style style:name="P9" style:family="paragraph" style:parent-style-name="Standard">
      <style:text-properties officeooo:rsid="002aacd5" officeooo:paragraph-rsid="002aacd5"/>
    </style:style>
    <style:style style:name="P10" style:family="paragraph" style:parent-style-name="Standard">
      <style:text-properties officeooo:rsid="001ada07" officeooo:paragraph-rsid="001ada07"/>
    </style:style>
    <style:style style:name="P11" style:family="paragraph" style:parent-style-name="Standard">
      <style:text-properties officeooo:rsid="001bb3b3" officeooo:paragraph-rsid="001bb3b3"/>
    </style:style>
    <style:style style:name="P12" style:family="paragraph" style:parent-style-name="Standard">
      <style:text-properties officeooo:rsid="00210349" officeooo:paragraph-rsid="00210349"/>
    </style:style>
    <style:style style:name="P13" style:family="paragraph" style:parent-style-name="Standard">
      <style:text-properties officeooo:rsid="002261cf" officeooo:paragraph-rsid="002261cf"/>
    </style:style>
    <style:style style:name="P14" style:family="paragraph" style:parent-style-name="Standard">
      <style:text-properties officeooo:rsid="00241247" officeooo:paragraph-rsid="00241247"/>
    </style:style>
    <style:style style:name="P15" style:family="paragraph" style:parent-style-name="Standard">
      <style:text-properties officeooo:rsid="0024725c" officeooo:paragraph-rsid="0024725c"/>
    </style:style>
    <style:style style:name="P16" style:family="paragraph" style:parent-style-name="Standard">
      <style:text-properties officeooo:rsid="0024e6a2" officeooo:paragraph-rsid="0024e6a2"/>
    </style:style>
    <style:style style:name="P17" style:family="paragraph" style:parent-style-name="Standard">
      <style:text-properties officeooo:rsid="001ce751" officeooo:paragraph-rsid="001ce751"/>
    </style:style>
    <style:style style:name="P18" style:family="paragraph" style:parent-style-name="Standard">
      <style:text-properties officeooo:rsid="001d4ab0" officeooo:paragraph-rsid="001d4ab0"/>
    </style:style>
    <style:style style:name="P19" style:family="paragraph" style:parent-style-name="Standard">
      <style:text-properties officeooo:rsid="001f0bcb" officeooo:paragraph-rsid="001f0bcb"/>
    </style:style>
    <style:style style:name="P20" style:family="paragraph" style:parent-style-name="Standard">
      <style:text-properties officeooo:rsid="001faff0" officeooo:paragraph-rsid="001faff0"/>
    </style:style>
    <style:style style:name="P21" style:family="paragraph" style:parent-style-name="Standard">
      <style:text-properties officeooo:rsid="0025d9b9" officeooo:paragraph-rsid="0025d9b9"/>
    </style:style>
    <style:style style:name="P22" style:family="paragraph" style:parent-style-name="Standard">
      <style:text-properties officeooo:rsid="00269115" officeooo:paragraph-rsid="00269115"/>
    </style:style>
    <style:style style:name="P23" style:family="paragraph" style:parent-style-name="Standard">
      <style:text-properties officeooo:rsid="0028066e" officeooo:paragraph-rsid="0028066e"/>
    </style:style>
    <style:style style:name="T1" style:family="text">
      <style:text-properties officeooo:rsid="001a7012"/>
    </style:style>
    <style:style style:name="T2" style:family="text">
      <style:text-properties officeooo:rsid="00192bf2"/>
    </style:style>
    <style:style style:name="T3" style:family="text">
      <style:text-properties officeooo:rsid="001a2b3a"/>
    </style:style>
    <style:style style:name="T4" style:family="text">
      <style:text-properties officeooo:rsid="0029b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cout Topics:<text:line-break/></text:p>
      <text:p text:style-name="P1"/>
      <text:p text:style-name="P2">Values – قيم</text:p>
      <text:p text:style-name="P2">Lashings -دورات </text:p>
      <text:p text:style-name="P2">Fires – النيران</text:p>
      <text:p text:style-name="P2">Knots -عقد</text:p>
      <text:p text:style-name="P1">Astronomy – الفلك</text:p>
      <text:p text:style-name="P3">الربطات</text:p>
      <text:p text:style-name="P1">قياس ارتفاعات او مسافات بطرق مختلفة بدون استخدام ادوات قياس</text:p>
      <text:p text:style-name="P1">رفع اثار</text:p>
      <text:p text:style-name="P1">اعمال الريادة <text:span text:style-name="T1">و النماذج</text:span></text:p>
      <text:p text:style-name="P1">WOSM</text:p>
      <text:p text:style-name="P1">الطليعة<text:span text:style-name="T2">\ السداسى </text:span>و ادوارها</text:p>
      <text:p text:style-name="P1">الاتجاهات و البوصلة</text:p>
      <text:p text:style-name="P1">ملاحة و رسم خرائط </text:p>
      <text:p text:style-name="P4">سلوكيات التعامل مع الاخرين</text:p>
      <text:p text:style-name="P4">شروط اختيار المكان المناسب للتخييم</text:p>
      <text:p text:style-name="P4">تقاليد العلم و الدورى و السمر و الحراسة</text:p>
      <text:p text:style-name="P4">الشفرات <text:span text:style-name="T3">و العلامات السرية</text:span></text:p>
      <text:p text:style-name="P4">مخيمات عالمية مثل <text:s/>jota joti و ال jamboree</text:p>
      <text:p text:style-name="P4">نصب الخيم و المحافظة عليها</text:p>
      <text:p text:style-name="P5">Nutrition</text:p>
      <text:p text:style-name="P6">معرفة الوقت بدون استخدام الساعة</text:p>
      <text:p text:style-name="P7">الوعد الكشفى</text:p>
      <text:p text:style-name="P8">تاريخ الكشافة <text:span text:style-name="T4">و المرشدات</text:span> و بادن باول</text:p>
      <text:p text:style-name="P9">هيكل الكشافة و المرشدات</text:p>
      <text:p text:style-name="P10">حركة القمر </text:p>
      <text:p text:style-name="P10">مجموعات النجوم</text:p>
      <text:p text:style-name="P11">سيمافور</text:p>
      <text:p text:style-name="P12">التقاليد الكشفية</text:p>
      <text:p text:style-name="P13">البلط و ساتخدامتها</text:p>
      <text:p text:style-name="P14">الرحلة الخلوية</text:p>
      <text:p text:style-name="P15">اقتفاء و رفع الاثر</text:p>
      <text:p text:style-name="P16">الزى الكشفى</text:p>
      <text:p text:style-name="P1"/>
      <text:p text:style-name="P1">Leadership Topics:</text:p>
      <text:p text:style-name="P1"/>
      <text:p text:style-name="P1">Nutrition </text:p>
      <text:p text:style-name="P4">Diffrent methods of Communication</text:p>
      <text:p text:style-name="P17">Types of planning(strategic/long term – mediuem term – short term)</text:p>
      <text:p text:style-name="P17">SMART Goals</text:p>
      <text:p text:style-name="P18">planning for a camp</text:p>
      <text:p text:style-name="P18">how to be a leader</text:p>
      <text:p text:style-name="P18">How to assess people</text:p>
      <text:p text:style-name="P18">Cognotive Behavioural Theory</text:p>
      <text:p text:style-name="P19"><text:soft-page-break/>Problem Solving</text:p>
      <text:p text:style-name="P20">5 Whys</text:p>
      <text:p text:style-name="P21">الخصائص السنية </text:p>
      <text:p text:style-name="P21">الاهداف التربوية</text:p>
      <text:p text:style-name="P22">ادارة الوقت</text:p>
      <text:p text:style-name="P23">Safe from Harm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2:38:54.224573707</meta:creation-date>
    <dc:date>2025-10-07T14:22:42.637008741</dc:date>
    <meta:editing-duration>PT1H8M27S</meta:editing-duration>
    <meta:editing-cycles>23</meta:editing-cycles>
    <meta:generator>LibreOffice/25.2.6.2$Linux_X86_64 LibreOffice_project/520$Build-2</meta:generator>
    <meta:document-statistic meta:table-count="0" meta:image-count="0" meta:object-count="0" meta:page-count="2" meta:paragraph-count="48" meta:word-count="158" meta:character-count="960" meta:non-whitespace-character-count="838"/>
  </office:meta>
</office:document-meta>
</file>